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2"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itle">
      <style:text-properties officeooo:rsid="000e3d3f" officeooo:paragraph-rsid="000e3d3f"/>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6" style:family="paragraph" style:parent-style-name="Text_20_body">
      <style:text-properties officeooo:rsid="004fbb59" officeooo:paragraph-rsid="004fbb59"/>
    </style:style>
    <style:style style:name="P7" style:family="paragraph" style:parent-style-name="Text_20_body">
      <style:paragraph-properties fo:text-align="start" style:justify-single-word="false"/>
      <style:text-properties officeooo:rsid="004fbb59" officeooo:paragraph-rsid="004fbb59"/>
    </style:style>
    <style:style style:name="P8" style:family="paragraph" style:parent-style-name="Text_20_body">
      <style:text-properties officeooo:rsid="0051409a" officeooo:paragraph-rsid="0051409a"/>
    </style:style>
    <style:style style:name="P9" style:family="paragraph" style:parent-style-name="Text_20_body">
      <style:paragraph-properties fo:text-align="start" style:justify-single-word="false"/>
      <style:text-properties officeooo:rsid="0051409a" officeooo:paragraph-rsid="0051409a"/>
    </style:style>
    <style:style style:name="P10"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officeooo:rsid="0051409a" officeooo:paragraph-rsid="0051409a"/>
    </style:style>
    <style:style style:name="P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officeooo:rsid="0051409a" officeooo:paragraph-rsid="0051409a"/>
    </style:style>
    <style:style style:name="P12" style:family="paragraph" style:parent-style-name="Heading_20_1">
      <style:text-properties officeooo:rsid="000e3d3f" officeooo:paragraph-rsid="000e3d3f"/>
    </style:style>
    <style:style style:name="P13" style:family="paragraph" style:parent-style-name="Heading_20_1">
      <style:paragraph-properties fo:break-before="page"/>
      <style:text-properties officeooo:rsid="004c85b0" officeooo:paragraph-rsid="004c85b0"/>
    </style:style>
    <style:style style:name="P14" style:family="paragraph" style:parent-style-name="Heading_20_2">
      <style:paragraph-properties fo:break-before="page"/>
      <style:text-properties officeooo:rsid="0051409a" officeooo:paragraph-rsid="0051409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Administrative</text:span>Budget User Guide</text:p>
      <text:h text:style-name="P12" text:outline-level="1">The Sectional Title Schemes Management <text:span text:style-name="T3">Act</text:span></text:h>
      <text:p text:style-name="P6">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6">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7"><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14" text:outline-level="2">Copyright, Disclaimers and Other Legal Stuff</text:h>
      <text:p text:style-name="P8">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8">Software inevitably has bugs and the GPL acknowledges this fact</text:p>
      <text:p text:style-name="P11"><text:span text:style-name="T2">This program is distributed in the hope that it will be useful,</text:span></text:p>
      <text:p text:style-name="P10"><text:span text:style-name="T2">but WITHOUT ANY WARRANTY; without even the implied warranty of</text:span></text:p>
      <text:p text:style-name="P10"><text:span text:style-name="T2">MERCHANTABILITY or FITNESS FOR A PARTICULAR PURPOSE. <text:s/>See the</text:span></text:p>
      <text:p text:style-name="P10"><text:span text:style-name="T2">GNU General Public License for more details.</text:span></text:p>
      <text:p text:style-name="P10"><text:span text:style-name="T2"/></text:p>
      <text:p text:style-name="P9"><text:span text:style-name="T2">Finally, the STSMR is a legal document and the creators of the spreadsheet are not lawyers but we've tried to interpret the requirements for drawing up an administrative budget in a reasonable way.</text:span></text:p>
      <text:h text:style-name="P13"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5">Version</text:p>
          </table:table-cell>
          <table:table-cell table:style-name="RevisionHistory.B1" office:value-type="float" office:value="0">
            <text:p text:style-name="P5">Date</text:p>
          </table:table-cell>
          <table:table-cell table:style-name="RevisionHistory.C1" office:value-type="float" office:value="0">
            <text:p text:style-name="P5">Changes</text:p>
          </table:table-cell>
        </table:table-row>
        <table:table-row>
          <table:table-cell table:style-name="RevisionHistory.A2" office:value-type="float" office:value="0">
            <text:p text:style-name="P4">1.0.0</text:p>
          </table:table-cell>
          <table:table-cell table:style-name="RevisionHistory.B2" office:value-type="string">
            <text:p text:style-name="P4"><text:span text:style-name="T3">May</text:span> 2017</text:p>
          </table:table-cell>
          <table:table-cell table:style-name="RevisionHistory.C2">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07T16:33:25.848564168</dc:date>
    <meta:editing-duration>PT11H35M58S</meta:editing-duration>
    <meta:editing-cycles>51</meta:editing-cycles>
    <meta:generator>LibreOffice/5.0.6.2$Linux_X86_64 LibreOffice_project/00$Build-2</meta:generator>
    <meta:document-statistic meta:table-count="1" meta:image-count="0" meta:object-count="0" meta:page-count="3" meta:paragraph-count="19" meta:word-count="303" meta:character-count="1964" meta:non-whitespace-character-count="1679"/>
  </office:meta>
</office:document-meta>
</file>